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2.0402in"/>
    </style:style>
    <style:style style:name="co13" style:family="table-column">
      <style:table-column-properties fo:break-before="auto" style:column-width="7.8083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3.9598in"/>
    </style:style>
    <style:style style:name="co16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>
            <text:p>BonusAmount</text:p>
          </table:table-cell>
          <table:table-cell office:value-type="string">
            <text:p>action</text:p>
          </table:table-cell>
          <table:table-cell office:value-type="string">
            <text:p>gambleInt</text:p>
          </table:table-cell>
          <table:table-cell office:value-type="string">
            <text:p>gambleMag</text:p>
          </table:table-cell>
          <table:table-cell office:value-type="string">
            <text:p>gambleRT</text:p>
          </table:table-cell>
          <table:table-cell office:value-type="string">
            <text:p>indexOf</text:p>
          </table:table-cell>
          <table:table-cell office:value-type="string">
            <text:p>outcomeRT</text:p>
          </table:table-cell>
          <table:table-cell office:value-type="string">
            <text:p>phase</text:p>
          </table:table-cell>
          <table:table-cell office:value-type="string">
            <text:p>response</text:p>
          </table:table-cell>
          <table:table-cell office:value-type="string">
            <text:p>standardGamble</text:p>
          </table:table-cell>
          <table:table-cell office:value-type="string">
            <text:p>status</text:p>
          </table:table-cell>
          <table:table-cell office:value-type="string">
            <text:p>template</text:p>
          </table:table-cell>
          <table:table-cell office:value-type="string">
            <text:p>templates</text:p>
          </table:table-cell>
          <table:table-cell office:value-type="string">
            <text:p>trialNumber</text:p>
          </table:table-cell>
          <table:table-cell office:value-type="string">
            <text:p>uniqueid</text:p>
          </table:table-cell>
          <table:table-cell office:value-type="string">
            <text:p>view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D0V9J7:debugBGNAUR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D0V9J7:debugBGNAUR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D0V9J7:debugBGNAUR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D0V9J7:debugBGNAUR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office:value-type="string">
            <text:p>fa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77">
            <text:p>5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566">
            <text:p>15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74">
            <text:p>574</text:p>
          </table:table-cell>
          <table:table-cell/>
          <table:table-cell office:value-type="string">
            <text:p>gam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8">
            <text:p>5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ail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debugD0V9J7:debugBGNAUR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3">
            <text:p>703</text:p>
          </table:table-cell>
          <table:table-cell/>
          <table:table-cell office:value-type="string">
            <text:p>gam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3">
            <text:p>703</text:p>
          </table:table-cell>
          <table:table-cell/>
          <table:table-cell office:value-type="string">
            <text:p>fail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/>
          <table:table-cell office:value-type="string">
            <text:p>fa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13">
            <text:p>5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2541XD:debugMXECWK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894">
            <text:p>8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debug2541XD:debugMXECWK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A39PFY48UFLTTU:3UN61F00HWPEY9LTO375D4BDA80R55</text:p>
          </table:table-cell>
          <table:table-cell office:value-type="float" office:value="3324">
            <text:p>3324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A39PFY48UFLTTU:3UN61F00HWPEY9LTO375D4BDA80R55</text:p>
          </table:table-cell>
          <table:table-cell office:value-type="float" office:value="5570">
            <text:p>5570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A39PFY48UFLTTU:3UN61F00HWPEY9LTO375D4BDA80R55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A39PFY48UFLTTU:3UN61F00HWPEY9LTO375D4BDA80R55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string">
            <text:p>fa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fail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/>
          <table:table-cell office:value-type="string">
            <text:p>fail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856">
            <text:p>8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77">
            <text:p>677</text:p>
          </table:table-cell>
          <table:table-cell/>
          <table:table-cell office:value-type="string">
            <text:p>gambl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A39PFY48UFLTTU:3UN61F00HWPEY9LTO375D4BDA80R5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debugD6DIS7:debugT4FTU2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debugD6DIS7:debugT4FTU2</text:p>
          </table:table-cell>
          <table:table-cell office:value-type="float" office:value="5030">
            <text:p>5030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debugD6DIS7:debugT4FTU2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debugD6DIS7:debugT4FTU2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285">
            <text:p>4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ail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/>
          <table:table-cell office:value-type="string">
            <text:p>fail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debugD6DIS7:debugT4FTU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A256FHXGSY0E5D:339ANSOTR524NT3D53K4J58CK6DKIG</text:p>
          </table:table-cell>
          <table:table-cell office:value-type="float" office:value="9041">
            <text:p>904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A256FHXGSY0E5D:339ANSOTR524NT3D53K4J58CK6DKIG</text:p>
          </table:table-cell>
          <table:table-cell office:value-type="float" office:value="17010">
            <text:p>17010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A256FHXGSY0E5D:339ANSOTR524NT3D53K4J58CK6DKIG</text:p>
          </table:table-cell>
          <table:table-cell office:value-type="float" office:value="43484">
            <text:p>434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A256FHXGSY0E5D:339ANSOTR524NT3D53K4J58CK6DKIG</text:p>
          </table:table-cell>
          <table:table-cell office:value-type="float" office:value="35161">
            <text:p>3516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string">
            <text:p>fail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string">
            <text:p>fail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  <table:table-cell/>
          <table:table-cell office:value-type="string">
            <text:p>fail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/>
          <table:table-cell office:value-type="string">
            <text:p>fail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2426">
            <text:p>24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string">
            <text:p>success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37">
            <text:p>437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  <table:table-cell/>
          <table:table-cell office:value-type="string">
            <text:p>succes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16">
            <text:p>516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63">
            <text:p>463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  <table:table-cell/>
          <table:table-cell office:value-type="string">
            <text:p>succes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18">
            <text:p>418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/>
          <table:table-cell office:value-type="string">
            <text:p>success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string">
            <text:p>succes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403">
            <text:p>403</text:p>
          </table:table-cell>
          <table:table-cell/>
          <table:table-cell office:value-type="string">
            <text:p>success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A256FHXGSY0E5D:339ANSOTR524NT3D53K4J58CK6DKIG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A3MYTEE8WSEQ2Z:39N5ACM9HENCNJ7QE1JZ2TV8VQWP93</text:p>
          </table:table-cell>
          <table:table-cell office:value-type="float" office:value="8889">
            <text:p>8889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A3MYTEE8WSEQ2Z:39N5ACM9HENCNJ7QE1JZ2TV8VQWP93</text:p>
          </table:table-cell>
          <table:table-cell office:value-type="float" office:value="17792">
            <text:p>17792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A3MYTEE8WSEQ2Z:39N5ACM9HENCNJ7QE1JZ2TV8VQWP93</text:p>
          </table:table-cell>
          <table:table-cell office:value-type="float" office:value="25227">
            <text:p>25227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A3MYTEE8WSEQ2Z:39N5ACM9HENCNJ7QE1JZ2TV8VQWP93</text:p>
          </table:table-cell>
          <table:table-cell office:value-type="float" office:value="46336">
            <text:p>4633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350">
            <text:p>23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350">
            <text:p>23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ail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fail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64">
            <text:p>19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874">
            <text:p>18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277">
            <text:p>12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497">
            <text:p>14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/>
          <table:table-cell office:value-type="string">
            <text:p>succes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778">
            <text:p>17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331">
            <text:p>13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7">
            <text:p>407</text:p>
          </table:table-cell>
          <table:table-cell/>
          <table:table-cell office:value-type="string">
            <text:p>succes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206">
            <text:p>120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58">
            <text:p>12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A3MYTEE8WSEQ2Z:39N5ACM9HENCNJ7QE1JZ2TV8VQWP9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Begin</text:p>
          </table:table-cell>
          <table:table-cell table:number-columns-repeated="5"/>
          <table:table-cell office:value-type="string">
            <text:p>INSTRUCTIONS</text:p>
          </table:table-cell>
          <table:table-cell table:number-columns-repeated="4"/>
          <table:table-cell office:value-type="string">
            <text:p>[u'instructions/instruct-1.html', u'instructions/instruct-2.html', u'instructions/instruct-3.html', u'instructions/instruct-ready.html']</text:p>
          </table:table-cell>
          <table:table-cell/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1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9165">
            <text:p>916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43672">
            <text:p>4367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41538">
            <text:p>4153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PrevPage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74022">
            <text:p>740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34830">
            <text:p>3483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PrevPage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23873">
            <text:p>2387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Prev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7321">
            <text:p>732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2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17095">
            <text:p>1709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NextPag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3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46497">
            <text:p>4649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FinishInstruction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INSTRUCTIONS</text:p>
          </table:table-cell>
          <table:table-cell table:number-columns-repeated="3"/>
          <table:table-cell office:value-type="string">
            <text:p>instructions/instruct-ready.html</text:p>
          </table:table-cell>
          <table:table-cell table:number-columns-repeated="2"/>
          <table:table-cell office:value-type="string">
            <text:p>AKA9XW7UANMPJ:3GNCZX450INQS2HV67XZYO6S18EPAI</text:p>
          </table:table-cell>
          <table:table-cell office:value-type="float" office:value="64716">
            <text:p>647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522">
            <text:p>15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522">
            <text:p>15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ail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string">
            <text:p>fai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756">
            <text:p>17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363">
            <text:p>23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34">
            <text:p>434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459">
            <text:p>14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41">
            <text:p>441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397">
            <text:p>13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205">
            <text:p>12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147">
            <text:p>11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041">
            <text:p>10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131">
            <text:p>11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/>
          <table:table-cell office:value-type="string">
            <text:p>succes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01">
            <text:p>10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gamble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number-columns-repeated="7"/>
          <table:table-cell office:value-type="string">
            <text:p>postquestionnaire</text:p>
          </table:table-cell>
          <table:table-cell table:number-columns-repeated="2"/>
          <table:table-cell office:value-type="string">
            <text:p>begin</text:p>
          </table:table-cell>
          <table:table-cell table:number-columns-repeated="3"/>
          <table:table-cell office:value-type="string">
            <text:p>AKA9XW7UANMPJ:3GNCZX450INQS2HV67XZYO6S18EPAI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postquestionnaire</text:p>
          </table:table-cell>
          <table:table-cell table:number-columns-repeated="2"/>
          <table:table-cell office:value-type="string">
            <text:p>submit</text:p>
          </table:table-cell>
          <table:table-cell table:number-columns-repeated="3"/>
          <table:table-cell office:value-type="string">
            <text:p>AKA9XW7UANMPJ:3GNCZX450INQS2HV67XZYO6S18EP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5" meta:object-count="0"/>
    <meta:generator>LibreOffice/3.5$Linux_x86 LibreOffice_project/350m1$Build-2</meta:generator>
  </office:meta>
</office:document-meta>
</file>